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b609" officeooo:paragraph-rsid="0005b609"/>
    </style:style>
    <style:style style:name="P2" style:family="paragraph" style:parent-style-name="Standard">
      <style:text-properties style:text-underline-style="none" officeooo:rsid="0005b609" officeooo:paragraph-rsid="0005b609"/>
    </style:style>
    <style:style style:name="T1" style:family="text">
      <style:text-properties officeooo:rsid="000781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 :</text:p>
      <text:p text:style-name="P2"><text:tab/>-Interface graphique</text:p>
      <text:p text:style-name="P2"><text:tab/>-Achat bâtiments</text:p>
      <text:p text:style-name="P2"><text:tab/>-Création route</text:p>
      <text:p text:style-name="P2"><text:tab/>-Accroissement population → habitations</text:p>
      <text:p text:style-name="P2"><text:tab/>-Usine pour population travail</text:p>
      <text:p text:style-name="P2"><text:tab/>-Usine revenu (Bénéfice = total – bregmatique – salaire)</text:p>
      <text:p text:style-name="P2"><text:tab/>-Impôts revenu /gérer</text:p>
      <text:p text:style-name="P2"><text:tab/>-Louer / vendre bâtiments</text:p>
      <text:p text:style-name="P2"><text:tab/>-Détruire bâtiments</text:p>
      <text:p text:style-name="P2"><text:tab/>-Échange avec autre joueur</text:p>
      <text:p text:style-name="P2"><text:tab/>-Message avec autre joueur</text:p>
      <text:p text:style-name="P2"><text:tab/>-Gérer population</text:p>
      <text:p text:style-name="P2"><text:tab/>-Gérer budget</text:p>
      <text:p text:style-name="P2"><text:tab/>-Renommer ville</text:p>
      <text:p text:style-name="P2"><text:tab/>-<text:span text:style-name="T1">Amélioration habitations</text:span></text:p>
      <text:p text:style-name="P2"><text:tab/></text:p>
      <text:p text:style-name="P1">Contenu supplémentaire :</text:p>
      <text:p text:style-name="P2"><text:tab/>-Gestion police</text:p>
      <text:p text:style-name="P2"><text:tab/>-Gestion pompier</text:p>
      <text:p text:style-name="P2"><text:tab/>-Gestion armée</text:p>
      <text:p text:style-name="P2"><text:tab/>-Gestion électricité</text:p>
      <text:p text:style-name="P2"><text:tab/>-Gestion Climat</text:p>
      <text:p text:style-name="P2"><text:tab/>-Gestion hôpital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6-05-17T20:25:36.915276292</meta:creation-date>
    <dc:date>2016-05-17T20:36:51.629817920</dc:date>
    <dc:creator>benjamin </dc:creator>
    <meta:editing-duration>PT1M26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5" meta:word-count="63" meta:character-count="522" meta:non-whitespace-character-count="457"/>
  </office:meta>
</office:document-meta>
</file>